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Cais do Sodré</text:p>
          </table:table-cell>
          <table:table-cell table:style-name="ce1" office:value-type="string" calcext:value-type="string">
            <text:p>Baixa-Chiado</text:p>
          </table:table-cell>
          <table:table-cell table:style-name="ce1" office:value-type="string" calcext:value-type="string">
            <text:p>Rossio</text:p>
          </table:table-cell>
          <table:table-cell table:style-name="ce1" office:value-type="string" calcext:value-type="string">
            <text:p>Martim Moniz</text:p>
          </table:table-cell>
          <table:table-cell table:style-name="ce1" office:value-type="string" calcext:value-type="string">
            <text:p>Intendente</text:p>
          </table:table-cell>
          <table:table-cell table:style-name="ce1" office:value-type="string" calcext:value-type="string">
            <text:p>Anjos</text:p>
          </table:table-cell>
          <table:table-cell table:style-name="ce1" office:value-type="string" calcext:value-type="string">
            <text:p>Alameda 1</text:p>
          </table:table-cell>
          <table:table-cell table:style-name="ce1" office:value-type="string" calcext:value-type="string">
            <text:p>Areeiro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Alvalade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elheira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4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54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54P0"/>
    </number:number-style>
    <number:number-style style:name="N10155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55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55P0"/>
    </number:number-style>
    <number:number-style style:name="N1015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56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56P0"/>
    </number:number-style>
    <number:number-style style:name="N10157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5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57P0"/>
    </number:number-style>
    <number:number-style style:name="N10158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58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58P0"/>
    </number:number-style>
    <number:number-style style:name="N10159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59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59P0"/>
    </number:number-style>
    <number:number-style style:name="N10160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60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60P0"/>
    </number:number-style>
    <number:number-style style:name="N10161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61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61P0"/>
    </number:number-style>
    <number:number-style style:name="N10162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2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2P2" style:volatile="true" number:language="pt" number:country="PT">
      <loext:text> </loext:text>
      <loext:fill-character> </loext:fill-character>
      <number:text>-    </number:text>
    </number:number-style>
    <number:text-style style:name="N10162" number:language="pt" number:country="PT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3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3P2" style:volatile="true" number:language="pt" number:country="PT">
      <loext:text> </loext:text>
      <loext:fill-character> </loext:fill-character>
      <number:text>- € </number:text>
    </number:number-style>
    <number:text-style style:name="N10163" number:language="pt" number:country="PT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4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4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64" number:language="pt" number:country="PT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5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5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65" number:language="pt" number:country="PT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-00-0000</text:date>, <text:time style:data-style-name="N2" text:time-value="05:16:34.085556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3:42:50.079043657</meta:creation-date>
    <dc:date>2020-04-30T05:21:06.386159568</dc:date>
    <meta:editing-duration>PT4M51S</meta:editing-duration>
    <meta:editing-cycles>3</meta:editing-cycles>
    <meta:generator>LibreOffice/6.0.7.3$Linux_X86_64 LibreOffice_project/00m0$Build-3</meta:generator>
    <meta:document-statistic meta:table-count="1" meta:cell-count="268" meta:object-count="0"/>
  </office:meta>
</office:document-meta>
</file>